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5d35d" officeooo:paragraph-rsid="0015d35d"/>
    </style:style>
    <style:style style:name="P2" style:family="paragraph" style:parent-style-name="Standard">
      <style:text-properties officeooo:rsid="0016b750" officeooo:paragraph-rsid="0016b750"/>
    </style:style>
    <style:style style:name="P3" style:family="paragraph" style:parent-style-name="Standard" style:list-style-name="L1">
      <style:text-properties officeooo:rsid="0015d35d" officeooo:paragraph-rsid="0015d35d"/>
    </style:style>
    <style:style style:name="P4" style:family="paragraph" style:parent-style-name="Standard">
      <style:text-properties officeooo:rsid="0016b750" officeooo:paragraph-rsid="0016b750"/>
    </style:style>
    <style:style style:name="P5" style:family="paragraph" style:parent-style-name="Standard">
      <style:text-properties officeooo:rsid="001a47ea" officeooo:paragraph-rsid="001a47ea"/>
    </style:style>
    <style:style style:name="T1" style:family="text">
      <style:text-properties officeooo:rsid="0016b750"/>
    </style:style>
    <style:style style:name="T2" style:family="text">
      <style:text-properties officeooo:rsid="001a47e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document describes how a sensor node is to send data to a collector node.</text:p>
      <text:p text:style-name="P1"/>
      <text:p text:style-name="P1">Collector can be setup multiple ways;</text:p>
      <text:list xml:id="list2156926666795702596" text:style-name="L1">
        <text:list-item>
          <text:p text:style-name="P3">Parity bits</text:p>
        </text:list-item>
        <text:list-item>
          <text:p text:style-name="P3">Manchester encoding</text:p>
        </text:list-item>
        <text:list-item>
          <text:p text:style-name="P3">Parity bits with handshaking</text:p>
        </text:list-item>
        <text:list-item>
          <text:p text:style-name="P3">Manchester encoding with handshaking</text:p>
        </text:list-item>
      </text:list>
      <text:p text:style-name="P1"/>
      <text:p text:style-name="P1">The setup of the collector will define how the sensor node's data will be encoded, but all data follows the following format:</text:p>
      <text:p text:style-name="P1"/>
      <text:p text:style-name="P1">:01&lt;id&gt;&lt;value&gt;&lt;che<text:span text:style-name="T1">c</text:span>ksum&gt;</text:p>
      <text:p text:style-name="P1">The collector is a device type :01, this is what any collectors in the area will be looking for.</text:p>
      <text:p text:style-name="P2">The &lt;id&gt; is the id of the node and active sensor as described in id systems</text:p>
      <text:p text:style-name="P2">The &lt;value&gt; is the reading from the active sensor.</text:p>
      <text:p text:style-name="P2">The &lt;checksum&gt; is a checksum calculated in the following way:<text:line-break/></text:p>
      <text:p text:style-name="P2">checksum = (id + value*x)/y; where x and y are passcodes. The collector will have the same passcode and preform the same calculation, giving a degree of verification, <text:span text:style-name="T2">as well as a data integrity check.</text:span></text:p>
      <text:p text:style-name="P2"/>
      <text:p text:style-name="P5">In Manchester encoding; each byte is split into a bit array before being sent. Then, after each bit, either a 1 or 0 must be added, a 1 is the preveos bit was a 0, and a 0 is the previous bit was a 1. This effectly creates 2 bytes, on the standard package is send as 6 bytes after the pramb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liam Satterthwaite</meta:initial-creator>
    <meta:creation-date>2016-07-11T13:14:26.626443790</meta:creation-date>
    <dc:date>2016-07-15T15:17:34.048562688</dc:date>
    <dc:creator>William Satterthwaite</dc:creator>
    <meta:editing-duration>PT22M12S</meta:editing-duration>
    <meta:editing-cycles>6</meta:editing-cycles>
    <meta:generator>LibreOffice/5.0.6.2$Linux_x86 LibreOffice_project/00$Build-2</meta:generator>
    <meta:document-statistic meta:table-count="0" meta:image-count="0" meta:object-count="0" meta:page-count="1" meta:paragraph-count="14" meta:word-count="211" meta:character-count="1143" meta:non-whitespace-character-count="949"/>
  </office:meta>
</office:document-meta>
</file>